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Utopia, 'Palatino Linotype', Palatino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paragraph-properties fo:text-align="justify" style:justify-single-word="false"/>
      <style:text-properties fo:font-weight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8pt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size-complex="10pt"/>
    </style:style>
    <style:style style:name="P6" style:family="paragraph" style:parent-style-name="Standard">
      <style:paragraph-properties fo:margin-top="0cm" fo:margin-bottom="0.499cm" loext:contextual-spacing="false"/>
    </style:style>
    <style:style style:name="P7" style:family="paragraph" style:parent-style-name="Standard">
      <style:paragraph-properties fo:text-align="center" style:justify-single-word="false"/>
      <style:text-properties fo:text-transform="uppercase" fo:font-weight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2pt" fo:letter-spacing="normal" fo:font-style="normal" fo:font-weight="normal" style:font-size-asian="12pt" style:font-size-complex="12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text-transform="uppercase"/>
    </style:style>
    <style:style style:name="T3" style:family="text">
      <style:text-properties fo:text-transform="uppercase" fo:font-weight="bold"/>
    </style:style>
    <style:style style:name="T4" style:family="text">
      <style:text-properties fo:color="#222222" fo:background-color="#fff9ee" loext:char-shading-value="0"/>
    </style:style>
    <style:style style:name="T5" style:family="text">
      <style:text-properties style:font-name="times new roman" fo:font-size="12pt"/>
    </style:style>
    <style:style style:name="T6" style:family="text">
      <style:text-properties style:font-name="times new roman" fo:font-size="12pt" fo:font-weight="bold"/>
    </style:style>
    <style:style style:name="T7" style:family="text">
      <style:text-properties fo:font-variant="normal" fo:text-transform="none" fo:color="#222222" style:font-name="Georgia" fo:font-size="11.25pt" fo:letter-spacing="normal" fo:font-style="normal" fo:font-weight="bold"/>
    </style:style>
    <style:style style:name="T8" style:family="text">
      <style:text-properties fo:font-variant="normal" fo:text-transform="none" fo:color="#222222" style:font-name="Georgia" fo:font-size="11.25pt" fo:letter-spacing="normal" fo:font-style="normal" fo:font-weight="normal"/>
    </style:style>
    <style:style style:name="T9" style:family="text">
      <style:text-properties fo:font-variant="normal" fo:text-transform="none" fo:color="#222222" fo:letter-spacing="normal"/>
    </style:style>
    <style:style style:name="T10" style:family="text">
      <style:text-properties fo:font-variant="normal" fo:text-transform="none" fo:color="#222222" fo:letter-spacing="normal" fo:background-color="#fff9ee" loext:char-shading-value="0"/>
    </style:style>
    <style:style style:name="T11" style:family="text">
      <style:text-properties fo:font-variant="normal" fo:text-transform="none" fo:color="#222222" fo:letter-spacing="normal" fo:font-style="normal" fo:font-weight="normal"/>
    </style:style>
    <style:style style:name="T12" style:family="text">
      <style:text-properties fo:font-variant="normal" fo:text-transform="none" fo:color="#222222" fo:letter-spacing="normal" fo:font-style="normal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ULA EM 19 DE FEVEREIRO DE 2017 – LIÇÃO 8</text:p>
      <text:p text:style-name="P12">(Revista: Editora Betel)</text:p>
      <text:p text:style-name="P9"/>
      <text:p text:style-name="P11">Tema: <text:span text:style-name="T3">JOSUÉ LIDERA UMA GERAÇÃO CONQUISTADORA E CHEIA DE FÉ</text:span></text:p>
      <text:p text:style-name="P9"/>
      <text:p text:style-name="P9">Texto Áureo: <text:span text:style-name="T1">Hb 11.30</text:span></text:p>
      <text:p text:style-name="P13">  </text:p>
      <text:p text:style-name="P10">INTRODUÇÃO</text:p>
      <text:p text:style-name="P9">- Querido(a) professor(a), nesta lição tente comparar aquela geração com a geração que vai conquistar o céu.</text:p>
      <text:p text:style-name="P9">- “<text:span text:style-name="T1">era guerreira, conquistadora e cheia de fé.”</text:span>, foi o auge da caminhada deles, representando como serão aqueles que vão adentrar na Canaã celestial.</text:p>
      <text:p text:style-name="P9">- “<text:span text:style-name="T1">alcançam o nível exigido por Deus”</text:span>, embora a lição fale acerca de conquistas aqui nessa terra, a tipologia da conquista da Terra Prometida aponta para a conquista do Reino de Deus.  </text:p>
      <text:p text:style-name="P9">__________________________________________</text:p>
      <text:p text:style-name="P10"><text:soft-page-break/>1. <text:span text:style-name="T2">UMA GERAÇÃO ORIENTADA PELO SENHOR</text:span></text:p>
      <text:p text:style-name="P9"><text:span text:style-name="T1">- “tentam, sem sucesso, desvendar o mistério da queda dos muros”</text:span>, eles buscam uma explicação científica, chegaram a cogitar que o eco dos gritos do povo teria entrado em ressonância com a frequência da muralha e então teria ela ruído e vindo abaixo, mas isso não se pode comprovar.</text:p>
      <text:p text:style-name="P14"><text:line-break/><text:span text:style-name="T7">1.1. Influenciados pela fé.</text:span><text:line-break/><text:span text:style-name="T8">- </text:span><text:span text:style-name="T9">“</text:span><text:span text:style-name="T7">conquistar a fortificada Jericó”</text:span><text:span text:style-name="T8">, Jericó era a cidade mais difícil de ser conquistada, por isso o Senhor mandou o povo para ela, pois conquistando-a desanimaria a todos os inimigos de lutarem contra Israel.</text:span><text:line-break/><text:span text:style-name="T8">- </text:span><text:span text:style-name="T9">“</text:span><text:span text:style-name="T7">tinham a sensação de segurança”</text:span><text:span text:style-name="T8">, porém sabemos pelo relato de Raabe que os habitantes estavam apavorados pela presença do povo judeu ali na região. </text:span><text:span text:style-name="T7">Js 2.11</text:span></text:p>
      <text:p text:style-name="P9">- “<text:span text:style-name="T1">acreditava nela e conduzia sua geração a crer”</text:span>, a fé fez toda a diferença nessa conquista, aquela Geração não havia vistos o mar se abrir e não viram as pragas no Egito, conheciam esses feitos por histórias contadas, isso é a fé, acreditar em algo que não viu e naquilo que se espera.</text:p>
      <text:p text:style-name="P9"/>
      <text:p text:style-name="P14"><text:soft-page-break/><text:span text:style-name="T7">1.2. O general e suas estratégias.</text:span><text:line-break/><text:span text:style-name="T7">- “poderia confiar em suas experiências de guerra”</text:span><text:span text:style-name="T8">, ele havia lutado guerras no deserto, mas sabia que se o Senhor não abençoar, orientar e proteger o soldado ele não poderia vencer.</text:span><text:line-break/><text:span text:style-name="T8">- </text:span><text:span text:style-name="T9">“</text:span><text:span text:style-name="T7">tinha na mão uma espada nua”</text:span><text:span text:style-name="T8">, quer dizer, uma espada fora da bainha.</text:span><text:line-break/><text:span text:style-name="T8">- </text:span><text:span text:style-name="T9">“</text:span><text:span text:style-name="T7">A estratégia divina era: rodear a cidade, tocar as trombetas (sacerdotes) e gritar”</text:span><text:span text:style-name="T8">, a estratégia divina parece ser mais maluca do que a razão possa aceitar, mas isso é porque elas se discernem espiritualmente. Às vezes deixamos de executar certas ordens de Deus por parecerem absurdas, porém após confirmar que foi Deus quem falou, devemos antão obedecer. </text:span><text:line-break/><text:line-break/><text:span text:style-name="T7">1.3.</text:span><text:span text:style-name="T10"> </text:span><text:span text:style-name="T7">De glória em glória.</text:span></text:p>
      <text:p text:style-name="P9"><text:span text:style-name="T1">- “Eles deixaram de conviver com a provisão de Deus”</text:span>, quando eles passaram a colher na terra prometida após passarem o Jordão, então o maná sessou de ser dado. <text:span text:style-name="T1">Js 5.12</text:span></text:p>
      <text:p text:style-name="P9">- “<text:span text:style-name="T1">saem da posição de receber provisão e passam a conquista”</text:span>, dando a ideia de maturidade, onde a pessoa deixa de ser dependente espiritualmente dos outros e passa a lutar as guerras do Senhor.</text:p>
      <text:p text:style-name="P9"><text:soft-page-break/>- “<text:span text:style-name="T1">sensibilidade à Sua voz”</text:span>, saber sentir quando é Deus quem está falando, pois Ele fala de muitas formas.</text:p>
      <text:p text:style-name="P9">- “<text:span text:style-name="T1">porque ali é terra santa.”</text:span>, no Antigo Testamento o Senhor exigia o máximo cuidado com as coisas sagradas, por isso tudo que entrava em contato com a presença do Senhor se tornava santo e devia ser respeitado como ao próprio Deus, hoje no tempo da graça a santidade ao Senhor está dentro dos corações do Seus servos.   </text:p>
      <text:p text:style-name="P10">_____________________________________________</text:p>
      <text:p text:style-name="P10">2.<text:span text:style-name="T2">  O PREPARO SEMPRE VEM ANTES DA VITÓRIA</text:span></text:p>
      <text:p text:style-name="P10"/>
      <text:p text:style-name="P10">2.1. As sábias orientações de Deus.</text:p>
      <text:p text:style-name="P9"><text:span text:style-name="T1">- “No sétimo dia, a cidade seria rodeada sete vezes”</text:span>, isso dava um total de treze voltas em torno da muralha, foi uma tortura psicológica aos moradores de Jericó.</text:p>
      <text:p text:style-name="P9">- “<text:span text:style-name="T1">esse grito, juntamente com o sonido da buzina de carneiro”</text:span>, essa explicação está muito racional, por isso os teólogos liberais acreditam que tenha sido uma combinação de sons que derrubaram a muralha.</text:p>
      <text:p text:style-name="P15"><text:span text:style-name="T11">- “</text:span><text:span text:style-name="T12">os muros implodiram”</text:span><text:span text:style-name="T11">, implodir é o contrário de explodir, seria desintegrar de fora para dentro, como se esmagasse a muralha contra si mesma, isso também não se pode comprovar. O fato é que elas caíram e o povo </text:span><text:soft-page-break/><text:span text:style-name="T11">invadiu.</text:span><text:line-break/></text:p>
      <text:p text:style-name="P10">2.2. Tempo de andar calado.</text:p>
      <text:p text:style-name="P9">- “<text:span text:style-name="T1">não era novidade para essa geração”</text:span>, se referindo às jornadas no deserto, onde andaram por quarenta anos.</text:p>
      <text:p text:style-name="P9">- “<text:span text:style-name="T1">Deus disse que lhes daria aquela terra”</text:span>, dessa vez eles tinham um novo elemento, a fé na promessa.</text:p>
      <text:p text:style-name="P9">- “<text:span text:style-name="T1">é estar disposto a seguir Suas instruções”</text:span>, ainda que essas instruções sejam aparentemente insanas, mas a fé nas promessas do Senhor deve nos dar forças para seguir.</text:p>
      <text:p text:style-name="P9">- “<text:span text:style-name="T1">não anunciar em público aquilo que Deus nos revela”</text:span>, grandes projetos podem atrair a inveja de muitas pessoas, por isso é necessário guardar silêncio em algumas estratégias até o momento certo de revelar.</text:p>
      <text:p text:style-name="P9"/>
      <text:p text:style-name="P10">2.3.  Tempo de gritar.</text:p>
      <text:p text:style-name="P9"><text:span text:style-name="T1">- “o tempo de calar e o tempo de gritar”</text:span>, precisamos saber o momento certo de avançar e de recuar, o momento de falar e de se calar. Com a direção de Deus saberemos como proceder.</text:p>
      <text:p text:style-name="P9">- “<text:span text:style-name="T1">não podem servir de modelo para outras pessoas”</text:span>, a Bíblia contém experiências que <text:soft-page-break/>são modelos para o povo de Deus, porém alguns pregadores apresentam visões que Deus lhes deu como se devesse ser seguido por todos.</text:p>
      <text:p text:style-name="P9">- “<text:span text:style-name="T1">foi diferente do milagre do Mar Vermelho”</text:span>, dessa vez não tinha o exército de faraó perseguindo eles e retiraram pedras do leito do rio, mostrando que ainda que seja o mesmo Deus, ele opera de formas diferentes para cada um.</text:p>
      <text:p text:style-name="P9">- “<text:span text:style-name="T1">desejava testar a paciência e a fé do povo”</text:span>, e junto com isso trazer um grande ensinamento para toda a congregação acerca de paciência e confiança.</text:p>
      <text:p text:style-name="P9">________________________________________</text:p>
      <text:p text:style-name="P10">3.<text:span text:style-name="T2"> LIÇÕES PRÁTICAS ACERCA DA FÉ</text:span></text:p>
      <text:p text:style-name="P9"/>
      <text:p text:style-name="P10">3.1. O poder da Palavra.</text:p>
      <text:p text:style-name="P9"><text:span text:style-name="T1">- “rigorosamente fechada por causa dos filhos de Israel”</text:span>, quando um exército inimigo se aproximava de um cidade fortificada, todos entravam para dentro de seus muros e passavam a racionar água e comida.</text:p>
      <text:p text:style-name="P9">- “<text:span text:style-name="T1">já sabia que a derrota era certa”</text:span>, o exército da cidade estava desmoralizado, não tinha ânimo para a luta. Quando as muralhas caíram não houve luta.</text:p>
      <text:p text:style-name="P9">- “<text:span text:style-name="T1">o Senhor já havia posto o terror no coração dos inimigos”</text:span>, Deus proporcionou <text:soft-page-break/>que a fama deles fossem adiante, em Jericó conheciam o que houve no Egito e aos reis dos amorreus.</text:p>
      <text:p text:style-name="P9"/>
      <text:p text:style-name="P10">3.2. A obediência à Palavra.</text:p>
      <text:p text:style-name="P9"><text:span text:style-name="T1">- “um ritual em forma de culto”</text:span>, a ideia era humilhar os deuses dos cananeus, exaltando o nome de Deus, aquela batalha era o marco inicial do juízo sobre os ídolos cananeus.</text:p>
      <text:p text:style-name="P9">- “<text:span text:style-name="T1">Ao sétimo dia, eles rodeariam a cidade sete vezes”</text:span>, esse elemento místico do Antigo Testamento não deve ser imitado hoje, foi para um época em que o povo entendia dessa forma. Hoje no tempo da graça acreditamos que basta uma palavra do Senhor e a vitória vem, nosso trabalho é buscar e falar com Jesus.  </text:p>
      <text:p text:style-name="P9"/>
      <text:p text:style-name="P10">3.3. Os efeitos de um grande milagre.</text:p>
      <text:p text:style-name="P9">- “<text:span text:style-name="T1">Israel se tornou uma ameaça que procedia do deserto”</text:span>, diante daquela vitória as nações de região não ousavam atacar o povo de Deus. Eles venceram a cidade mais forte dos cananeus.</text:p>
      <text:p text:style-name="P9">- “<text:span text:style-name="T1">porque Deus era com ele por onde andava”</text:span>, o povo se animava a lutar com seu líder por saberem que o Senhor estava com ele, assim ocorre com os líderes de hoje, <text:soft-page-break/>quando a igreja sabe que Deus está na vida de seu pastor eles o seguem para onde vai.</text:p>
      <text:p text:style-name="P9">- “<text:span text:style-name="T1">veracidade de Sua Palavra, acrescida de milagres”</text:span>, não somente palavras persuasivas, mas com demonstração do poder do Espírito de Deus, <text:span text:style-name="T1">1 Co 2.4 </text:span>Assim devemos nos portar na obra de Deus, buscar a Palavra e também o poder do Espírito Santo.</text:p>
      <text:p text:style-name="P9"/>
      <text:p text:style-name="P10">CONCLUSÃO</text:p>
      <text:p text:style-name="P9">- “<text:span text:style-name="T1">Enquanto seguiam pela fé, tudo dava certo, até que o pecado entrou no arraial”</text:span>, o pecado é o mal de todas as épocas, devemos evita-lo a qualquer custo, pois ele pode tirar de nós a única coisa que nos garante a vitória, a presença de Deus.</text:p>
      <text:p text:style-name="P9">- Faça o resumo para a revisão e corrija o questionário.</text:p>
      <text:p text:style-name="P9"/>
      <text:p text:style-name="P10">QUESTIONÁRIO</text:p>
      <text:p text:style-name="P9"/>
      <text:p text:style-name="P10">1. Como a Bíblia responde o mistério da queda dos muros de Jericó?</text:p>
      <text:p text:style-name="P9">R: “Pela fé” (Hb 11.30).</text:p>
      <text:p text:style-name="P9"/>
      <text:p text:style-name="P10">2. No que os moradores de Jericó acreditavam?</text:p>
      <text:p text:style-name="P9">R: Que ninguém poderia penetrá-la (Js 6.1-2).</text:p>
      <text:p text:style-name="P9"/>
      <text:p text:style-name="P10"><text:soft-page-break/>3. Por que Sansão foi derrotado?</text:p>
      <text:p text:style-name="P9">R: Porque falou quando não devia (Jz 16.15-20).</text:p>
      <text:p text:style-name="P9"/>
      <text:p text:style-name="P10">4. De acordo com a lição, quais são os tempos que existem?</text:p>
      <text:p text:style-name="P9">R: O tempo de rodear, o tempo de calar e o tempo de gritar (Js 6.10).</text:p>
      <text:p text:style-name="P9"/>
      <text:p text:style-name="P10">5. Por que a fama de Josué como chefe de exército cada vez mais aumentava?</text:p>
      <text:p text:style-name="P9">R: Porque Deus era com ele por onde andava (Js 6.27)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Utopia, 'Palatino Linotype', Palatino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45:16.494739771</meta:creation-date>
    <dc:date>2017-03-04T15:41:02.312981251</dc:date>
    <meta:editing-duration>PT9M4S</meta:editing-duration>
    <meta:editing-cycles>5</meta:editing-cycles>
    <meta:generator>LibreOffice/5.2.5.1$Linux_X86_64 LibreOffice_project/20m0$Build-1</meta:generator>
    <meta:document-statistic meta:table-count="0" meta:image-count="0" meta:object-count="0" meta:page-count="9" meta:paragraph-count="62" meta:word-count="1388" meta:character-count="7893" meta:non-whitespace-character-count="6550"/>
  </office:meta>
</office:document-meta>
</file>